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D800000E5F0F5272FE.svm"/>
  <manifest:file-entry manifest:media-type="" manifest:full-path="Pictures/2000000700003B8900000E0F7F150CC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style:text-autospace="none"/>
      <style:text-properties style:font-name="TimesNewRomanPSMT" fo:font-size="12pt" fo:language="en" fo:country="US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<text:s/>Name:- Divesh Uttamchandani <text:s/>**************************/</text:p>
      <text:p text:style-name="P1">/************************** <text:s/>Class :- XII <text:s/>A <text:s text:c="28"/>**************************/</text:p>
      <text:p text:style-name="P1">/************************** <text:s/>Date <text:s/>:- 15 October 2014 <text:s text:c="11"/>**************************/</text:p>
      <text:p text:style-name="P1">/************************** <text:s/>Q-20):- Stacks Pallindrome <text:s text:c="7"/>**************************/</text:p>
      <text:p text:style-name="P1">/*******************************************************************************/</text:p>
      <text:p text:style-name="P1">#include&lt;iostream.h&gt;</text:p>
      <text:p text:style-name="P1">#include&lt;stdio.h&gt;</text:p>
      <text:p text:style-name="P1">#include&lt;string.h&gt;</text:p>
      <text:p text:style-name="P1">#include&lt;conio.h&gt;</text:p>
      <text:p text:style-name="P1">//////////////////////////////////////////////Declaration &amp; Definition of Node/////////////////////////////////////////////////</text:p>
      <text:p text:style-name="P1">struct node</text:p>
      <text:p text:style-name="P1">{</text:p>
      <text:p text:style-name="P1"><text:s text:c="2"/>char ch;</text:p>
      <text:p text:style-name="P1"><text:s text:c="2"/>node *next;</text:p>
      <text:p text:style-name="P1">};</text:p>
      <text:p text:style-name="P1"/>
      <text:p text:style-name="P1">node *TOP=NULL;</text:p>
      <text:p text:style-name="P1">////////////////////////////////////////////////////////////////////////////////////////////////////////////////////////////////////////////////</text:p>
      <text:p text:style-name="P1"/>
      <text:p text:style-name="P2">///////////////////////////////////////////Declaration &amp; Defination of Functions/////////////////////////////////////////////</text:p>
      <text:p text:style-name="P2">//______________________________________________________________________________//</text:p>
      <text:p text:style-name="P1">node *create_node(char ch1)</text:p>
      <text:p text:style-name="P1">{</text:p>
      <text:p text:style-name="P1"><text:s text:c="2"/>node *nn;</text:p>
      <text:p text:style-name="P1"><text:s text:c="2"/>nn=NULL;</text:p>
      <text:p text:style-name="P1"><text:s text:c="2"/>nn=new node;</text:p>
      <text:p text:style-name="P1"/>
      <text:p text:style-name="P1"><text:s text:c="2"/>if(nn)</text:p>
      <text:p text:style-name="P1"><text:s text:c="2"/>{</text:p>
      <text:p text:style-name="P1"><text:s text:c="2"/>nn-&gt;ch=ch1;</text:p>
      <text:p text:style-name="P1"><text:s text:c="2"/>nn-&gt;next=NULL;</text:p>
      <text:p text:style-name="P1"><text:s text:c="2"/>}</text:p>
      <text:p text:style-name="P1"/>
      <text:p text:style-name="P1"><text:s text:c="2"/>return nn;</text:p>
      <text:p text:style-name="P1">}</text:p>
      <text:p text:style-name="P2">//______________________________________________________________________________//</text:p>
      <text:p text:style-name="P1">void PUSH(char *&amp;str)</text:p>
      <text:p text:style-name="P1">{</text:p>
      <text:p text:style-name="P1"><text:s/>node*nn;</text:p>
      <text:p text:style-name="P1"/>
      <text:p text:style-name="P1"><text:s/>int i=0;</text:p>
      <text:p text:style-name="P1"/>
      <text:p text:style-name="P1"><text:s/>do</text:p>
      <text:p text:style-name="P1"><text:s/>{</text:p>
      <text:p text:style-name="P1"><text:s/>nn=create_node(str[i]);</text:p>
      <text:p text:style-name="P1"><text:s text:c="2"/>if(nn)</text:p>
      <text:p text:style-name="P1"><text:s text:c="3"/>{</text:p>
      <text:p text:style-name="P1"><text:s text:c="5"/>nn-&gt;next=TOP;</text:p>
      <text:p text:style-name="P1"><text:s text:c="5"/>TOP=nn;</text:p>
      <text:p text:style-name="P1"><text:s text:c="3"/>}</text:p>
      <text:p text:style-name="P1"><text:s text:c="2"/>else</text:p>
      <text:p text:style-name="P1"><text:soft-page-break/><text:s text:c="3"/>cout&lt;&lt;"\noverflow";</text:p>
      <text:p text:style-name="P1"><text:s text:c="3"/>i++;</text:p>
      <text:p text:style-name="P1"><text:s/>}while(str[i]!='\0');</text:p>
      <text:p text:style-name="P1">}</text:p>
      <text:p text:style-name="P1"/>
      <text:p text:style-name="P1">void POP(char *&amp;str)</text:p>
      <text:p text:style-name="P1">{</text:p>
      <text:p text:style-name="P1"><text:s text:c="2"/>node*nn;</text:p>
      <text:p text:style-name="P1"><text:s text:c="2"/>nn=new node;</text:p>
      <text:p text:style-name="P1"><text:s text:c="2"/>int i=0;</text:p>
      <text:p text:style-name="P1"><text:s text:c="2"/>do</text:p>
      <text:p text:style-name="P1"><text:s text:c="2"/>{</text:p>
      <text:p text:style-name="P1"><text:s text:c="2"/>if(TOP==NULL)</text:p>
      <text:p text:style-name="P1"><text:s text:c="4"/>cout&lt;&lt;"\nUnderflow";</text:p>
      <text:p text:style-name="P1"><text:s text:c="2"/>else</text:p>
      <text:p text:style-name="P1"><text:s text:c="2"/>{</text:p>
      <text:p text:style-name="P1"><text:s text:c="3"/>if(nn)</text:p>
      <text:p text:style-name="P1"><text:s text:c="4"/>{</text:p>
      <text:p text:style-name="P1"><text:s text:c="5"/>str[i]=TOP-&gt;ch;</text:p>
      <text:p text:style-name="P1"><text:s text:c="5"/>//cout&lt;&lt;"\nTOP"&lt;&lt;TOP-&gt;ch;</text:p>
      <text:p text:style-name="P1"><text:s text:c="5"/>nn=TOP;</text:p>
      <text:p text:style-name="P1"><text:s text:c="5"/>TOP=TOP-&gt;next;</text:p>
      <text:p text:style-name="P1"><text:s text:c="5"/>delete nn;</text:p>
      <text:p text:style-name="P1"><text:s text:c="4"/>}</text:p>
      <text:p text:style-name="P1"/>
      <text:p text:style-name="P1"><text:s text:c="3"/>else</text:p>
      <text:p text:style-name="P1"><text:s text:c="4"/>cout&lt;&lt;"\nError Temp Node Cannot Be Created";</text:p>
      <text:p text:style-name="P1"><text:s text:c="2"/>}</text:p>
      <text:p text:style-name="P1"><text:s text:c="2"/>i++;</text:p>
      <text:p text:style-name="P1"><text:s text:c="2"/>}while(TOP);</text:p>
      <text:p text:style-name="P1"/>
      <text:p text:style-name="P1"><text:s text:c="2"/>str[i]='\0';</text:p>
      <text:p text:style-name="P1">}</text:p>
      <text:p text:style-name="P2">//______________________________________________________________________________//</text:p>
      <text:p text:style-name="P2">////////////////////////////////////////////////////////////////////////////////////////////////////////////////////////////////////////////////</text:p>
      <text:p text:style-name="P2"/>
      <text:p text:style-name="P2"/>
      <text:p text:style-name="P2">//**********************************Void Main()**********************************//</text:p>
      <text:p text:style-name="P1">void main()</text:p>
      <text:p text:style-name="P1">{</text:p>
      <text:p text:style-name="P1"><text:s/>clrscr();</text:p>
      <text:p text:style-name="P1"/>
      <text:p text:style-name="P1"><text:s/>cout&lt;&lt;"A Program to find whether a string is pallindrome or not using stacks";</text:p>
      <text:p text:style-name="P1"/>
      <text:p text:style-name="P1"><text:s/>char *str,*str1;</text:p>
      <text:p text:style-name="P1"><text:s/>str=new char[80];</text:p>
      <text:p text:style-name="P1"><text:s/>str1=new char[80];</text:p>
      <text:p text:style-name="P1"/>
      <text:p text:style-name="P1"><text:s/>cout&lt;&lt;"\n\nEnter a String:\t";</text:p>
      <text:p text:style-name="P1"><text:s/>gets(str);</text:p>
      <text:p text:style-name="P1"/>
      <text:p text:style-name="P1"><text:s/>PUSH(str);</text:p>
      <text:p text:style-name="P1"><text:soft-page-break/><text:s/>POP(str1);</text:p>
      <text:p text:style-name="P1"/>
      <text:p text:style-name="P1"><text:s/>cout&lt;&lt;"\n"&lt;&lt;str;</text:p>
      <text:p text:style-name="P1"><text:s/>cout&lt;&lt;"\n"&lt;&lt;str1;</text:p>
      <text:p text:style-name="P1"/>
      <text:p text:style-name="P1"><text:s/>if(strcmpi(str,str1)==0)</text:p>
      <text:p text:style-name="P1"><text:s/>cout&lt;&lt;"\nPallindrome";</text:p>
      <text:p text:style-name="P1"><text:s/>else</text:p>
      <text:p text:style-name="P1"><text:s/>cout&lt;&lt;"\nNot Pallindrome";</text:p>
      <text:p text:style-name="P1"><text:s/>getch();</text:p>
      <text:p text:style-name="P1">}</text:p>
      <text:p text:style-name="P1">//**********************************End Of Main*********************************//</text:p>
      <text:p text:style-name="P1"/>
      <text:p text:style-name="P4">OUTPUT</text:p>
      <text:p text:style-name="P4"/>
      <text:p text:style-name="P4"><draw:frame draw:style-name="fr1" draw:name="graphics1" text:anchor-type="paragraph" svg:width="15.319cm" svg:height="3.679cm" draw:z-index="0"><draw:image xlink:href="Pictures/2000000700003BD800000E5F0F5272FE.svm" xlink:type="simple" xlink:show="embed" xlink:actuate="onLoad"/></draw:frame></text:p>
      <text:p text:style-name="P4"><draw:frame draw:style-name="fr1" draw:name="graphics2" text:anchor-type="paragraph" svg:width="15.242cm" svg:height="3.598cm" draw:z-index="1"><draw:image xlink:href="Pictures/2000000700003B8900000E0F7F150CC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7S</meta:editing-duration>
    <meta:editing-cycles>26</meta:editing-cycles>
    <meta:generator>OpenOffice/4.0.0$Win32 OpenOffice.org_project/400m3$Build-9702</meta:generator>
    <dc:date>2014-12-02T01:02:33.97</dc:date>
    <dc:creator>Divesh </dc:creator>
    <meta:document-statistic meta:table-count="0" meta:image-count="2" meta:object-count="0" meta:page-count="3" meta:paragraph-count="100" meta:word-count="171" meta:character-count="2564"/>
    <meta:user-defined meta:name="Info 1"/>
    <meta:user-defined meta:name="Info 2"/>
    <meta:user-defined meta:name="Info 3"/>
    <meta:user-defined meta:name="Info 4"/>
  </office:meta>
</office:document-meta>
</file>